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300000024963756D576815EA1.png" manifest:media-type="image/png"/>
  <manifest:file-entry manifest:full-path="Pictures/1000020100000030000000187246D2055E9AF428.png" manifest:media-type="image/png"/>
  <manifest:file-entry manifest:full-path="Pictures/1000020100000030000000180C3566F711B2DD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font-name="Arial" fo:font-size="14pt" fo:font-style="normal" style:text-underline-style="solid" style:text-underline-width="auto" style:text-underline-color="font-color" fo:font-weight="bold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20%" style:writing-mode="lr-tb"/>
      <style:text-properties fo:font-weight="normal"/>
    </style:style>
    <style:style style:name="P8" style:family="paragraph" style:parent-style-name="Text_20_body">
      <style:paragraph-properties fo:margin-top="0in" fo:margin-bottom="0in" loext:contextual-spacing="false" fo:line-height="120%" style:writing-mode="lr-tb"/>
    </style:style>
    <style:style style:name="P9" style:family="paragraph" style:parent-style-name="Text_20_body">
      <style:paragraph-properties fo:margin-left="0in" fo:margin-right="0in" fo:margin-top="0in" fo:margin-bottom="0in" loext:contextual-spacing="false" fo:line-height="120%" fo:text-indent="0.3752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loext:contextual-spacing="false" fo:line-height="120%" fo:text-indent="0.5in" style:auto-text-indent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T1" style:family="text">
      <style:text-properties style:font-name="Arial" fo:font-size="14pt" fo:font-style="normal" fo:font-weight="normal"/>
    </style:style>
    <style:style style:name="T2" style:family="text">
      <style:text-properties style:font-name="Arial" fo:font-size="14pt" fo:font-style="normal" fo:font-weight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4cbfd4e7-ffa1-088e-a138-ab638442aad9"/>Файлы и потоки</text:p>
      <text:p text:style-name="Text_20_body"/>
      <text:p text:style-name="P2">Файл – одна из самых общих структур данных в информатике; это «мост» к приложениям и архитектуре ЦВМ. Можно дать определение файла как неограниченной структуры линейно упорядоченных данных, где элементы одинаковой природы могут повторяться. Любой файл можно «открыть» или «закрыть» для информационного обмена с другими частями программы. Можно или читать информацию из файла (входной файл), или писать её в файл (выходной файл), или выполнять обе операции. В первых двух случаях только следующая позиция доступна для чтения или записи соответственно; третий случай обеспечивает доступ к двум позициям.</text:p>
      <text:p text:style-name="P1"><text:line-break/><text:line-break/><draw:frame draw:style-name="fr1" draw:name="Image1" text:anchor-type="as-char" svg:width="0.3638in" svg:height="0.1819in" draw:z-index="0"><draw:image xlink:href="Pictures/1000020100000030000000180C3566F711B2DD8B.png" xlink:type="simple" xlink:show="embed" xlink:actuate="onLoad"/></draw:frame><draw:frame draw:style-name="fr1" draw:name="Image2" text:anchor-type="as-char" svg:width="0.3638in" svg:height="0.1819in" draw:z-index="1"><draw:image xlink:href="Pictures/1000020100000030000000187246D2055E9AF428.png" xlink:type="simple" xlink:show="embed" xlink:actuate="onLoad"/></draw:frame><draw:frame draw:style-name="fr1" draw:name="Image3" text:anchor-type="as-char" svg:width="0.3638in" svg:height="0.1819in" draw:z-index="2"><draw:image xlink:href="Pictures/1000020100000030000000187246D2055E9AF428.png" xlink:type="simple" xlink:show="embed" xlink:actuate="onLoad"/></draw:frame><draw:frame draw:style-name="fr1" draw:name="Image4" text:anchor-type="as-char" svg:width="0.3638in" svg:height="0.1819in" draw:z-index="3"><draw:image xlink:href="Pictures/1000020100000030000000187246D2055E9AF428.png" xlink:type="simple" xlink:show="embed" xlink:actuate="onLoad"/></draw:frame><draw:frame draw:style-name="fr1" draw:name="Image5" text:anchor-type="as-char" svg:width="0.3638in" svg:height="0.1819in" draw:z-index="4"><draw:image xlink:href="Pictures/1000020100000030000000187246D2055E9AF428.png" xlink:type="simple" xlink:show="embed" xlink:actuate="onLoad"/></draw:frame><draw:frame draw:style-name="fr1" draw:name="Image6" text:anchor-type="as-char" svg:width="0.3638in" svg:height="0.1819in" draw:z-index="5"><draw:image xlink:href="Pictures/1000020100000030000000187246D2055E9AF428.png" xlink:type="simple" xlink:show="embed" xlink:actuate="onLoad"/></draw:frame><draw:frame draw:style-name="fr1" draw:name="Image7" text:anchor-type="as-char" svg:width="0.3638in" svg:height="0.1819in" draw:z-index="6"><draw:image xlink:href="Pictures/1000020100000030000000187246D2055E9AF428.png" xlink:type="simple" xlink:show="embed" xlink:actuate="onLoad"/></draw:frame><text:line-break/><draw:frame draw:style-name="fr1" draw:name="Image8" text:anchor-type="as-char" svg:width="0.0228in" svg:height="0.2728in" draw:z-index="7"><draw:image xlink:href="Pictures/100002010000000300000024963756D576815EA1.png" xlink:type="simple" xlink:show="embed" xlink:actuate="onLoad"/></draw:frame></text:p>
      <text:p text:style-name="P5">           <text:span text:style-name="T1">Текущая позиция   </text:span></text:p>
      <text:p text:style-name="Text_20_body"/>
      <text:p text:style-name="P2">Из-за неограниченности размера файлы обычно хранятся на устройствах внешней памяти, например, магнитных дисках и лентах. В программе каждый файл имеет собственное имя (как и любая другая структура данных или переменная) и своё имя на диске.</text:p>
      <text:p text:style-name="P7"><text:span text:style-name="T3">В C++ файлы обмениваются информацией с потоками данных; можно сказать, что файлы имеют тип потоков данных. Эти потоки реализованы в классах </text:span><text:span text:style-name="T4">ifstream, ofstream</text:span><text:span text:style-name="T6"> </text:span><text:span text:style-name="T3">и </text:span><text:span text:style-name="T4">fstream</text:span><text:span text:style-name="T3">. Итак, можно объявить потоки файлов как</text:span></text:p>
      <text:p text:style-name="Text_20_body"/>
      <text:p text:style-name="P4">#include &lt;fstream&gt;</text:p>
      <text:p text:style-name="Text_20_body"/>
      <text:p text:style-name="P4">ifstream in;</text:p>
      <text:p text:style-name="P4">ofstream out;</text:p>
      <text:p text:style-name="P4">fstream general;</text:p>
      <text:p text:style-name="Text_20_body"/>
      <text:p text:style-name="P2">После этого файлу можно дать имя и открыть его для обмена информацией. Это можно сделать двояко:</text:p>
      <text:p text:style-name="Text_20_body"/>
      <text:p text:style-name="P4"><text:soft-page-break/>string  myFileName;</text:p>
      <text:p text:style-name="P4">cin &gt;&gt; myFileName;</text:p>
      <text:p text:style-name="P4">ifstream inFirst(myFileName.data());</text:p>
      <text:p text:style-name="Text_20_body"/>
      <text:p text:style-name="P2">или</text:p>
      <text:p text:style-name="Text_20_body"/>
      <text:p text:style-name="P4">out.open(“veryNewFile.dat”)</text:p>
      <text:p text:style-name="Text_20_body"/>
      <text:p text:style-name="P7"><text:span text:style-name="T3">При использовании </text:span><text:span text:style-name="T4">fstream</text:span><text:span text:style-name="T6"> </text:span><text:span text:style-name="T3">надо указать, для чего открыт файл: для ввода (</text:span><text:span text:style-name="T4">ios::in</text:span><text:span text:style-name="T3">), вывода (</text:span><text:span text:style-name="T4">ios::out</text:span><text:span text:style-name="T3">) или для пополнения (</text:span><text:span text:style-name="T4">ios::app</text:span><text:span text:style-name="T3">); </text:span><text:span text:style-name="T4">ios::in</text:span><text:span text:style-name="T6"> </text:span><text:span text:style-name="T3">и </text:span><text:span text:style-name="T4">ios::out</text:span><text:span text:style-name="T6"> </text:span><text:span text:style-name="T3">стандартны для объектов </text:span><text:span text:style-name="T4">ifstream</text:span><text:span text:style-name="T6"> </text:span><text:span text:style-name="T3">и </text:span><text:span text:style-name="T4">ofstream</text:span><text:span text:style-name="T6"> </text:span><text:span text:style-name="T3">соответственно.</text:span></text:p>
      <text:p text:style-name="Text_20_body"/>
      <text:p text:style-name="P4">fstream generalFirst(“/myFolder/mySub/newFile.dat”,ios::app)</text:p>
      <text:p text:style-name="Text_20_body"/>
      <text:p text:style-name="P2">После попытки открытия обычно проверяют её успешность</text:p>
      <text:p text:style-name="Text_20_body"/>
      <text:p text:style-name="P4">if (out.is_open())</text:p>
      <text:p text:style-name="P4">{</text:p>
      <text:p text:style-name="P4">// we can work with file. </text:p>
      <text:p text:style-name="P4">}</text:p>
      <text:p text:style-name="Text_20_body"/>
      <text:p text:style-name="P7"><text:span text:style-name="T3">Стандартно можно выводить данные следующих типов: </text:span><text:span text:style-name="T4">char, short, int, long, char *, float, double, long double</text:span><text:span text:style-name="T6"> </text:span><text:span text:style-name="T3">и </text:span><text:span text:style-name="T4">*void</text:span><text:span text:style-name="T3">.</text:span></text:p>
      <text:p text:style-name="Text_20_body"/>
      <text:p text:style-name="P7"><text:span text:style-name="T3">Можно переопределить оператор </text:span><text:span text:style-name="T4">&lt;&lt;</text:span><text:span text:style-name="T6"> </text:span><text:span text:style-name="T3">для вывода данных других типов.</text:span></text:p>
      <text:p text:style-name="Text_20_body"/>
      <text:p text:style-name="P4">class point {float x, y;}</text:p>
      <text:p text:style-name="P4">ostream &amp; operator &lt;&lt; (ostream &amp; s, point &amp; p )</text:p>
      <text:p text:style-name="P5"> <text:span text:style-name="T2">{ s &lt;&lt; p.x &lt;&lt; “  “ &lt;&lt; p.y &lt;&lt; “  “; }</text:span></text:p>
      <text:p text:style-name="Text_20_body"/>
      <text:p text:style-name="P4">point p(1.0, 2.3);</text:p>
      <text:p text:style-name="P4">cout &lt;&lt; p;</text:p>
      <text:p text:style-name="Text_20_body"/>
      <text:p text:style-name="P7"><text:span text:style-name="T3">Аналогично можно поступить с оператором </text:span><text:span text:style-name="T4">&gt;&gt;</text:span><text:span text:style-name="T3">.</text:span></text:p>
      <text:p text:style-name="Text_20_body"/>
      <text:p text:style-name="P2"><text:soft-page-break/>В объектах файловых потоков есть дополнительные функции-члены для обмена с файлами.</text:p>
      <text:p text:style-name="P7"><text:span text:style-name="T3">Функция </text:span><text:span text:style-name="T4">getline</text:span><text:span text:style-name="T6"> </text:span><text:span text:style-name="T3">читает строку данных, включая пробельные символы</text:span></text:p>
      <text:p text:style-name="Text_20_body"/>
      <text:p text:style-name="P4">char str[60];</text:p>
      <text:p text:style-name="P4">DataFile.getline(str, 61,’$’);</text:p>
      <text:p text:style-name="Text_20_body"/>
      <text:p text:style-name="P7"><text:span text:style-name="T4">str</text:span><text:span text:style-name="T6"> – </text:span><text:span text:style-name="T3">имя символьного массива или указатель на область памяти.</text:span></text:p>
      <text:p text:style-name="P7"><text:span text:style-name="T4">61</text:span><text:span text:style-name="T6"> – </text:span><text:span text:style-name="T3">величина, на единицу большая максимального количества читаемых символов.</text:span></text:p>
      <text:p text:style-name="P8"><text:span text:style-name="T6">‘</text:span><text:span text:style-name="T4">$’</text:span><text:span text:style-name="T7"> – </text:span><text:span text:style-name="T5">любой символ – ограничитель. При обнаружении этого символа ввод немедленно прекращается. При отсутствии этого параметра по умолчанию используется ‘\n’.</text:span></text:p>
      <text:p text:style-name="Text_20_body"/>
      <text:p text:style-name="P7"><text:span text:style-name="T3">Функция </text:span><text:span text:style-name="T4">get</text:span><text:span text:style-name="T6"> </text:span><text:span text:style-name="T3">читает один символ из файла, а </text:span><text:span text:style-name="T4">put</text:span><text:span text:style-name="T6"> – </text:span><text:span text:style-name="T3">пишет один символ в файл.</text:span></text:p>
      <text:p text:style-name="Text_20_body"/>
      <text:p text:style-name="P4">inFile.get(ch);</text:p>
      <text:p text:style-name="P4">outFile.put(ch);</text:p>
      <text:p text:style-name="Text_20_body"/>
      <text:p text:style-name="P7"><text:span text:style-name="T3">Предыдущие примеры работали с текстовыми файлами, но наиболее общий случай – простые </text:span><text:span text:style-name="T4">двоичные</text:span><text:span text:style-name="T6"> </text:span><text:span text:style-name="T3">данные. При этом используется описатель </text:span><text:span text:style-name="T4">ios::binary</text:span><text:span text:style-name="T6"> </text:span><text:span text:style-name="T3">(группу описателей можно объединить оператором </text:span><text:span text:style-name="T4">|</text:span><text:span text:style-name="T3">)</text:span></text:p>
      <text:p text:style-name="Text_20_body"/>
      <text:p text:style-name="P4">File.open(“inf.dat”, ios::out | ios::binary);</text:p>
      <text:p text:style-name="Text_20_body"/>
      <text:p text:style-name="P7"><text:span text:style-name="T3">Для записи в файл </text:span><text:span text:style-name="T4">двоичных</text:span><text:span text:style-name="T6"> </text:span><text:span text:style-name="T3">данных используют функцию-член файлового потока </text:span><text:span text:style-name="T4">write.</text:span><text:span text:style-name="T6"> </text:span><text:span text:style-name="T3">При этом в файл можно записать целые массивы и структуры</text:span></text:p>
      <text:p text:style-name="Text_20_body"/>
      <text:p text:style-name="P4">File.write((char *) buffer, sizeof(buffer));</text:p>
      <text:p text:style-name="Text_20_body"/>
      <text:p text:style-name="P7"><text:soft-page-break/><text:span text:style-name="T3">Всё предыдущее касалось последовательного доступа к файлам, что замедляет работу программ. Вот почему в потоковые объекты включены функции-члены </text:span><text:span text:style-name="T4">seekp</text:span><text:span text:style-name="T6"> </text:span><text:span text:style-name="T3">и </text:span><text:span text:style-name="T4">seekg</text:span><text:span text:style-name="T3">, например:</text:span></text:p>
      <text:p text:style-name="Text_20_body"/>
      <text:p text:style-name="P2">File.seekp(32L, ios::beg);</text:p>
      <text:p text:style-name="P2">File.seekp(-10L, ios::end);</text:p>
      <text:p text:style-name="P2">File.seekp(120L, ios::cur);</text:p>
      <text:p text:style-name="P2">File.seekg(2L, ios::beg);</text:p>
      <text:p text:style-name="P2">File.seekg(-100L, ios::end);</text:p>
      <text:p text:style-name="P2">File.seekg(40L, ios::cur);</text:p>
      <text:p text:style-name="P2">File.seekg(0L, ios::end);</text:p>
      <text:p text:style-name="Text_20_body"/>
      <text:p text:style-name="P2">Pos= outFile.tellp();</text:p>
      <text:p text:style-name="P2">Pos1=inFile.tellg(); </text:p>
      <text:p text:style-name="Text_20_body"/>
      <text:p text:style-name="P2">Пусть есть текстовый файл. Напишем программу для вычисления размера этого файла (в байтах) и записи этого размера в конец файла. При обнаружении символа конца строки в конец файла записывается его текущий размер. Например, для текстового файла</text:p>
      <text:p text:style-name="Text_20_body"/>
      <text:p text:style-name="P4">Abcd</text:p>
      <text:p text:style-name="P4">Efg</text:p>
      <text:p text:style-name="P4">Hi</text:p>
      <text:p text:style-name="P4">J</text:p>
      <text:p text:style-name="Text_20_body"/>
      <text:p text:style-name="P2">должен получиться новый файл</text:p>
      <text:p text:style-name="Text_20_body"/>
      <text:p text:style-name="P4">Abcd</text:p>
      <text:p text:style-name="P4">Efg</text:p>
      <text:p text:style-name="P4">Hi</text:p>
      <text:p text:style-name="P4">J</text:p>
      <text:p text:style-name="P4">5 9 12 14 24</text:p>
      <text:p text:style-name="Text_20_body"/>
      <text:p text:style-name="P4">#include &lt;iostream&gt;</text:p>
      <text:p text:style-name="P4">#include &lt;fstream&gt;</text:p>
      <text:p text:style-name="P4">void main()</text:p>
      <text:p text:style-name="P4"><text:soft-page-break/>{</text:p>
      <text:p text:style-name="P5"> <text:span text:style-name="T2">fstream inOut(“copy.out”, ios::in | ios::app);</text:span></text:p>
      <text:p text:style-name="P5"> <text:span text:style-name="T2">int cnt = 0;</text:span></text:p>
      <text:p text:style-name="P5"> <text:span text:style-name="T2">char ch;</text:span></text:p>
      <text:p text:style-name="P5"> <text:span text:style-name="T2">while(inOut.get(ch))</text:span></text:p>
      <text:p text:style-name="P5"> <text:span text:style-name="T2">{</text:span></text:p>
      <text:p text:style-name="P5">   <text:span text:style-name="T2">cout.put(ch);</text:span></text:p>
      <text:p text:style-name="P5">   <text:span text:style-name="T2">cnt++;</text:span></text:p>
      <text:p text:style-name="P9">if (ch == ‘\n’)</text:p>
      <text:p text:style-name="P10">inOut &lt;&lt; cnt &lt;&lt; ” “;</text:p>
      <text:p text:style-name="P5"> <text:span text:style-name="T2">}</text:span></text:p>
      <text:p text:style-name="P5"> <text:span text:style-name="T2">inOut &lt;&lt; cnt &lt;&lt; endl;</text:span></text:p>
      <text:p text:style-name="P5"> <text:span text:style-name="T2">cout &lt;&lt; “[ “ &lt;&lt; cnt &lt;&lt; “ ]” &lt;&lt; endl;</text:span></text:p>
      <text:p text:style-name="P4">}</text:p>
      <text:p text:style-name="Text_20_body"/>
      <text:p text:style-name="P6">Result 1</text:p>
      <text:p text:style-name="Text_20_body"/>
      <text:p text:style-name="P4">[ 0 ]</text:p>
      <text:p text:style-name="Text_20_body"/>
      <text:p text:style-name="P4">#include &lt;iostream&gt;</text:p>
      <text:p text:style-name="P4">#include &lt;fstream&gt;</text:p>
      <text:p text:style-name="P4">void main()</text:p>
      <text:p text:style-name="P4">{</text:p>
      <text:p text:style-name="P5"> <text:span text:style-name="T2">fstream inOut(“copy.out”, ios::in | ios::app);</text:span></text:p>
      <text:p text:style-name="P5"> <text:span text:style-name="T2">int cnt = 0;</text:span></text:p>
      <text:p text:style-name="P5"> <text:span text:style-name="T2">char ch;</text:span></text:p>
      <text:p text:style-name="Text_20_body"/>
      <text:p text:style-name="P5"> <text:span text:style-name="T2">inOut.seekg(0, ios::beg); </text:span></text:p>
      <text:p text:style-name="P5"> <text:span text:style-name="T2">while(inOut.get(ch))</text:span></text:p>
      <text:p text:style-name="P5"> <text:span text:style-name="T2">{</text:span></text:p>
      <text:p text:style-name="P5">   <text:span text:style-name="T2">cout.put(ch);</text:span></text:p>
      <text:p text:style-name="P5">   <text:span text:style-name="T2">cnt++;</text:span></text:p>
      <text:p text:style-name="P5">   <text:span text:style-name="T2">if (ch == ‘\n’)</text:span></text:p>
      <text:p text:style-name="P5">   <text:span text:style-name="T2">{</text:span></text:p>
      <text:p text:style-name="P5">     <text:span text:style-name="T2">inOut &lt;&lt; cnt &lt;&lt; “ “;</text:span></text:p>
      <text:p text:style-name="P5">   <text:span text:style-name="T2">}</text:span></text:p>
      <text:p text:style-name="P5"> <text:span text:style-name="T2">}</text:span></text:p>
      <text:p text:style-name="P5"><text:soft-page-break/> <text:span text:style-name="T2">inOut &lt;&lt; cnt &lt;&lt; endl;</text:span></text:p>
      <text:p text:style-name="P5"> <text:span text:style-name="T2">cout &lt;&lt; “[ “ &lt;&lt; cnt &lt;&lt; “ ]” &lt;&lt; endl;</text:span></text:p>
      <text:p text:style-name="P4">}</text:p>
      <text:p text:style-name="Text_20_body"/>
      <text:p text:style-name="P6">Result 2</text:p>
      <text:p text:style-name="Text_20_body"/>
      <text:p text:style-name="P4">Abcd</text:p>
      <text:p text:style-name="P4">[ 5 ]</text:p>
      <text:p text:style-name="Text_20_body"/>
      <text:p text:style-name="P4">#include &lt;iostream&gt;</text:p>
      <text:p text:style-name="P4">#include &lt;fstream&gt;</text:p>
      <text:p text:style-name="P4">void main()</text:p>
      <text:p text:style-name="P4">{</text:p>
      <text:p text:style-name="P5"> <text:span text:style-name="T2">fstream inOut(“copy.out”, ios::in | ios::app);</text:span></text:p>
      <text:p text:style-name="P5"> <text:span text:style-name="T2">int cnt = 0;</text:span></text:p>
      <text:p text:style-name="P5"> <text:span text:style-name="T2">char ch;</text:span></text:p>
      <text:p text:style-name="Text_20_body"/>
      <text:p text:style-name="P5"> <text:span text:style-name="T2">inOut.seekg(0, ios::beg); </text:span></text:p>
      <text:p text:style-name="P5"> <text:span text:style-name="T2">while(inOut.get(ch))</text:span></text:p>
      <text:p text:style-name="P5"> <text:span text:style-name="T2">{</text:span></text:p>
      <text:p text:style-name="P5">   <text:span text:style-name="T2">cout.put(ch);</text:span></text:p>
      <text:p text:style-name="P5">   <text:span text:style-name="T2">cnt++;</text:span></text:p>
      <text:p text:style-name="P5">   <text:span text:style-name="T2">if (ch == ‘\n’)</text:span></text:p>
      <text:p text:style-name="P5">   <text:span text:style-name="T2">{  </text:span></text:p>
      <text:p text:style-name="P5">     <text:span text:style-name="T2">streampos mark = inOut.tellg();</text:span></text:p>
      <text:p text:style-name="P5">     <text:span text:style-name="T2">inOut &lt;&lt; cnt &lt;&lt; “ ”;</text:span></text:p>
      <text:p text:style-name="P5">     <text:span text:style-name="T2">inout.seek(mark);</text:span></text:p>
      <text:p text:style-name="P5">   <text:span text:style-name="T2">}</text:span></text:p>
      <text:p text:style-name="P5"> <text:span text:style-name="T2">}</text:span></text:p>
      <text:p text:style-name="P5"> <text:span text:style-name="T2">inOut &lt;&lt; cnt &lt;&lt; endl;</text:span></text:p>
      <text:p text:style-name="P5"> <text:span text:style-name="T2">cout &lt;&lt; “[ “ &lt;&lt; cnt &lt;&lt; “ ]” &lt;&lt; endl;</text:span></text:p>
      <text:p text:style-name="P4">}</text:p>
      <text:p text:style-name="Text_20_body"/>
      <text:p text:style-name="P6">Result 3</text:p>
      <text:p text:style-name="Text_20_body"/>
      <text:p text:style-name="P4">Abcd</text:p>
      <text:p text:style-name="P4"><text:soft-page-break/>Efg</text:p>
      <text:p text:style-name="P4">Hi</text:p>
      <text:p text:style-name="P4">J</text:p>
      <text:p text:style-name="P4">[ 24 ]</text:p>
      <text:p text:style-name="Text_20_body"/>
      <text:p text:style-name="P4">#include &lt;iostream&gt;</text:p>
      <text:p text:style-name="P4">#include &lt;fstream&gt;</text:p>
      <text:p text:style-name="P4">void main()</text:p>
      <text:p text:style-name="P4">{</text:p>
      <text:p text:style-name="P5"> <text:span text:style-name="T2">fstream inOut(“copy.out”, ios::in | ios::app);</text:span></text:p>
      <text:p text:style-name="P5"> <text:span text:style-name="T2">int cnt = 0;</text:span></text:p>
      <text:p text:style-name="P5"> <text:span text:style-name="T2">char ch;</text:span></text:p>
      <text:p text:style-name="Text_20_body"/>
      <text:p text:style-name="P5"> <text:span text:style-name="T2">inOut.seekg(0, ios::beg); </text:span></text:p>
      <text:p text:style-name="P5"> <text:span text:style-name="T2">while(inOut.get(ch))</text:span></text:p>
      <text:p text:style-name="P5"> <text:span text:style-name="T2">{</text:span></text:p>
      <text:p text:style-name="P5">   <text:span text:style-name="T2">cout.put(ch);</text:span></text:p>
      <text:p text:style-name="P5">   <text:span text:style-name="T2">cnt++;</text:span></text:p>
      <text:p text:style-name="P5">   <text:span text:style-name="T2">if (ch == ‘\n’)</text:span></text:p>
      <text:p text:style-name="P5">   <text:span text:style-name="T2">{  </text:span></text:p>
      <text:p text:style-name="P5">     <text:span text:style-name="T2">streampos mark = inOut.tellg();</text:span></text:p>
      <text:p text:style-name="P5">     <text:span text:style-name="T2">inOut &lt;&lt; cnt &lt;&lt; “ ”;</text:span></text:p>
      <text:p text:style-name="P5">     <text:span text:style-name="T2">inout.seek(mark);</text:span></text:p>
      <text:p text:style-name="P5">   <text:span text:style-name="T2">}</text:span></text:p>
      <text:p text:style-name="P5"> <text:span text:style-name="T2">}</text:span></text:p>
      <text:p text:style-name="P5"> <text:span text:style-name="T2">inOut.clear();</text:span></text:p>
      <text:p text:style-name="P5"> <text:span text:style-name="T2">inOut &lt;&lt; cnt &lt;&lt; endl;</text:span></text:p>
      <text:p text:style-name="P5"> <text:span text:style-name="T2">cout &lt;&lt; “[ “ &lt;&lt; cnt &lt;&lt; “ ]” &lt;&lt; endl;</text:span></text:p>
      <text:p text:style-name="P4">}</text:p>
      <text:p text:style-name="Text_20_body"/>
      <text:p text:style-name="P6">Result 5</text:p>
      <text:p text:style-name="Text_20_body"/>
      <text:p text:style-name="P4">Abcd</text:p>
      <text:p text:style-name="P4">Efg</text:p>
      <text:p text:style-name="P4">Hi</text:p>
      <text:p text:style-name="P4">J</text:p>
      <text:p text:style-name="P4">[ 24 ]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8:40:38.417000633</meta:creation-date>
    <dc:date>2018-01-16T18:42:18.887301770</dc:date>
    <meta:editing-duration>PT1M40S</meta:editing-duration>
    <meta:editing-cycles>1</meta:editing-cycles>
    <meta:generator>LibreOffice/5.1.6.2$Linux_X86_64 LibreOffice_project/10m0$Build-2</meta:generator>
    <meta:document-statistic meta:table-count="0" meta:image-count="8" meta:object-count="0" meta:page-count="8" meta:paragraph-count="166" meta:word-count="776" meta:character-count="5189" meta:non-whitespace-character-count="4417"/>
  </office:meta>
</office:document-meta>
</file>